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1681b"/>
    </style:style>
    <style:style style:name="P2" style:family="paragraph" style:parent-style-name="Text_20_body">
      <style:text-properties fo:font-style="normal" officeooo:rsid="0011681b" officeooo:paragraph-rsid="0011681b" style:font-style-asian="normal" style:font-style-complex="normal"/>
    </style:style>
    <style:style style:name="P3" style:family="paragraph" style:parent-style-name="Text_20_body">
      <style:text-properties officeooo:rsid="0013ac4f" officeooo:paragraph-rsid="0013ac4f"/>
    </style:style>
    <style:style style:name="P4" style:family="paragraph" style:parent-style-name="Text_20_body">
      <style:text-properties officeooo:rsid="0011681b" officeooo:paragraph-rsid="0011681b"/>
    </style:style>
    <style:style style:name="P5" style:family="paragraph" style:parent-style-name="Text_20_body">
      <style:text-properties officeooo:rsid="0012ee5e" officeooo:paragraph-rsid="0013ac4f"/>
    </style:style>
    <style:style style:name="P6" style:family="paragraph" style:parent-style-name="Text_20_body">
      <style:text-properties officeooo:rsid="0014f5c2" officeooo:paragraph-rsid="001525a1"/>
    </style:style>
    <style:style style:name="P7" style:family="paragraph" style:parent-style-name="Text_20_body">
      <style:text-properties officeooo:paragraph-rsid="0016f85f"/>
    </style:style>
    <style:style style:name="P8" style:family="paragraph" style:parent-style-name="Text_20_body">
      <style:text-properties officeooo:rsid="001525a1" officeooo:paragraph-rsid="001525a1"/>
    </style:style>
    <style:style style:name="T1" style:family="text">
      <style:text-properties fo:font-style="normal" officeooo:rsid="0011681b" style:font-style-asian="normal" style:font-style-complex="normal"/>
    </style:style>
    <style:style style:name="T2" style:family="text">
      <style:text-properties officeooo:rsid="004a95c7"/>
    </style:style>
    <style:style style:name="T3" style:family="text">
      <style:text-properties officeooo:rsid="001080b1"/>
    </style:style>
    <style:style style:name="T4" style:family="text">
      <style:text-properties officeooo:rsid="001a612d"/>
    </style:style>
    <style:style style:name="T5" style:family="text">
      <style:text-properties officeooo:rsid="0012ee5e"/>
    </style:style>
    <style:style style:name="T6" style:family="text">
      <style:text-properties officeooo:rsid="0013ac4f"/>
    </style:style>
    <style:style style:name="T7" style:family="text">
      <style:text-properties officeooo:rsid="0013f2d7"/>
    </style:style>
    <style:style style:name="T8" style:family="text">
      <style:text-properties officeooo:rsid="001525a1"/>
    </style:style>
    <style:style style:name="T9" style:family="text">
      <style:text-properties officeooo:rsid="0015aa12"/>
    </style:style>
    <style:style style:name="T10" style:family="text">
      <style:text-properties officeooo:rsid="0016f85f"/>
    </style:style>
    <style:style style:name="T11" style:family="text">
      <style:text-properties officeooo:rsid="001d9f0c"/>
    </style:style>
    <style:style style:name="T12" style:family="text">
      <style:text-properties officeooo:rsid="001f8741"/>
    </style:style>
    <style:style style:name="T13" style:family="text">
      <style:text-properties officeooo:rsid="002087d8"/>
    </style:style>
    <style:style style:name="T14" style:family="text">
      <style:text-properties fo:font-style="italic" officeooo:rsid="002087d8" style:font-style-asian="italic" style:font-style-complex="italic"/>
    </style:style>
    <style:style style:name="T15" style:family="text">
      <style:text-properties fo:font-style="italic" officeooo:rsid="001a612d"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text:span>mong the crowded and loud cabins of the <text:span text:style-name="T2">Hogwarts Express</text:span>, Minerva McGonagall, one of the most brilliant students of the school, <text:span text:style-name="T2">is ready to begin her seventh and last year, along with </text:span>her two dearest friends: Robert Rowan and Helena Hemlock.</text:p>
      <text:p text:style-name="P4">In her first day of lessons, Minerva attends the “defence againts the dark arts” class, during which Albus Dumbledore introduces the unforgivable curses to the students, warning them about the terrible consequences that the soul of whomever casts them will suffers.</text:p>
      <text:p text:style-name="P2">Later that day, Minerva walks in<text:span text:style-name="T4">to Magnus Black, son of an infamous pure-blooded family of wizards, trying without success to cast the freshly learned </text:span><text:span text:style-name="T15">Crucio</text:span><text:span text:style-name="T4"> spell on a younger student. Minerva is outraged and confronts Magnus, until Dumbledore stops them.</text:span></text:p>
      <text:p text:style-name="Text_20_body"><text:span text:style-name="T5">A few days later, </text:span>during a trip to Hogsmeade, Helena is lured <text:span text:style-name="T5">into </text:span>a sinister shop, owned by an old woman. On the way back to the castle, Helena calls Minerva aside and shows her what the old <text:span text:style-name="T6">shopkeeper</text:span> gave her: a prophecy, contained in a tiny crystal ball, showing the horrific vision of Robert’s death. <text:span text:style-name="T5">The old shopkeeper also told Helena that a way to break the prophecy exists, and that a creature in the forbidden forest holds this secret.</text:span></text:p>
      <text:p text:style-name="P5">In the forest, Minerva and Helena meet with the creature (that is either a centaur or an elf, depending on player choices). The creature tells them about <text:span text:style-name="T14">Disvidere</text:span>, an ancient spell explained in “<text:span text:style-name="T13">the book of no more</text:span>”, a book that is contained in the Restricted Section of Hogwarts library.</text:p>
      <text:p text:style-name="P3">Minerva enters the library by night and overcomes the four challenges by which the restricted section is protected. <text:span text:style-name="T14">Disvidere</text:span> <text:span text:style-name="T11">requires three materials</text:span>: an old soul, damned and forgotten; something stolen, belonging to a powerful being; and the resurrection stone.</text:p>
      <text:p text:style-name="P3">Depending on player choices, Minerva discuss either with Helena or with the old shopkeeper on how to retrieve these items. Talking to Helena leads Minerva to capture the old ghost haunting the shrieking shack and <text:span text:style-name="T7">to </text:span>steal a pearl from the lost ruins in the depths of Hogwarts’ lake. Talking to the old shopkeeper <text:span text:style-name="T7">leads Minerva to imprison a soul inhabiting one of Hogwarts’ paintings and to steal the pearl set in Magnus’ watch.</text:span></text:p>
      <text:p text:style-name="P6">Being unable to find any information about the resurrection stone, Minerva and Helena go back to Hogsmeade to talk with the old shopkeeper. She points them towards the deeper part of the forest, looking for <text:span text:style-name="T13">Korvald</text:span>’s cabin. <text:span text:style-name="T13">Korvald was </text:span>a teacher in Hogwarts, banished for unknown reasons. Despite he’s attempts to keep his secret, he eventually leads Helena into correctly <text:s/>supposing that the dungeon in which the stone is hidden is reachable through the room of requirement.</text:p>
      <text:p text:style-name="P8">Minerva and Helena head to the dungeon without noticing that Magnus, suspicious of their behavior, is following them. Unfortunately, right nearby the entrance of the room, Robert ends up joining the girls. Hurried by the approaching voice of Dumbledore, all four find themselves locked behind the door, with no choice but proceeding.</text:p>
      <text:p text:style-name="P7"><text:soft-page-break/><text:span text:style-name="T8">The dungeon is full of dangers and at the end of it</text:span> the old shopkeeper awaits them. <text:span text:style-name="T12">Helena immediately realizes that they ended up right where Robert’s prophecy is set. The old shopkeepers </text:span>attacks them, leaving only Minerva standing. <text:span text:style-name="T9">She </text:span>reveal<text:span text:style-name="T9">s to her</text:span> that she is old Helena, back from a distant future, <text:span text:style-name="T12">and </text:span>explains that to gain possession of the resurrection stone a life must be offered. She then tries to convince Minerva to offer Magnus’ life to save Robert’s, hoping that this will lead her to embrace the dark arts. Minerva fights her but the battle leads to Robert’s death, as well as old Helena’s. Young Helena wakes up to see Minerva mourning the beloved friend’s death, and blames her for his fa<text:span text:style-name="T3">te. When Dumbledore finally finds them he can’t do nothing but recovering the stone and the time-turner old Helena had on her.</text:span></text:p>
      <text:p text:style-name="P7"><text:span text:style-name="T10">Young Helena leaves</text:span> the school, eventually becoming a death eater. Minerva, guarded by Dumbledore’s teachings and mentoring, grows up and becomes a powerful and virtuous wizard. <text:span text:style-name="T10">Many years later, after Dumbledore’s death, the school is controlled by death eaters. The time-turner still lies in Dumbledore’s office when old Helena visits her old school, and takes it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fo:text-align="justify" style:justify-single-word="false"/>
      <style:text-properties fo:language="en" fo:country="US" officeooo:rsid="004bc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7T21:42:09.017039075</meta:creation-date>
    <dc:date>2020-12-02T10:44:42.592971125</dc:date>
    <meta:editing-duration>PT2H36M28S</meta:editing-duration>
    <meta:editing-cycles>15</meta:editing-cycles>
    <meta:generator>LibreOffice/5.1.6.2$Linux_X86_64 LibreOffice_project/10m0$Build-2</meta:generator>
    <meta:document-statistic meta:table-count="0" meta:image-count="0" meta:object-count="0" meta:page-count="2" meta:paragraph-count="11" meta:word-count="698" meta:character-count="4197" meta:non-whitespace-character-count="3508"/>
  </office:meta>
</office:document-meta>
</file>